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Whitney" svg:font-family="Whitney, 'Helvetica Neue', Helvetica, Arial, sans-serif"/>
    <style:font-face style:name="inherit" svg:font-family="inheri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font-name="Times New Roman" fo:font-size="12pt" fo:letter-spacing="normal" fo:font-style="normal" fo:font-weight="normal"/>
    </style:style>
    <style:style style:name="P2" style:family="paragraph" style:parent-style-name="Standard">
      <style:text-properties style:font-name="Times New Roman"/>
    </style:style>
    <style:style style:name="P3" style:family="paragraph" style:parent-style-name="Standard">
      <style:text-properties style:font-name="Times New Roman" fo:font-weight="normal"/>
    </style:style>
    <style:style style:name="P4" style:family="paragraph" style:parent-style-name="Standard" style:list-style-name="L1">
      <style:paragraph-properties fo:margin-top="0cm" fo:margin-bottom="0cm"/>
      <style:text-properties fo:font-variant="normal" fo:text-transform="none" fo:color="#000000" style:font-name="Times New Roman" fo:font-size="12pt" fo:letter-spacing="normal" fo:font-style="normal" fo:font-weight="normal"/>
    </style:style>
    <style:style style:name="P5" style:family="paragraph" style:parent-style-name="Text_20_body">
      <style:text-properties style:font-name="Times New Roman"/>
    </style:style>
    <style:style style:name="P6" style:family="paragraph" style:parent-style-name="Text_20_body">
      <style:text-properties style:font-name="Times New Roman" fo:font-weight="normal"/>
    </style:style>
    <style:style style:name="P7" style:family="paragraph" style:parent-style-name="Text_20_body">
      <style:paragraph-properties fo:margin-top="0cm" fo:margin-bottom="0cm"/>
      <style:text-properties style:font-name="Times New Roman" fo:font-weight="normal"/>
    </style:style>
    <style:style style:name="P8" style:family="paragraph" style:parent-style-name="Text_20_body">
      <style:paragraph-properties fo:margin-top="0cm" fo:margin-bottom="0cm"/>
      <style:text-properties fo:font-variant="normal" fo:text-transform="none" fo:color="#000000" style:font-name="Times New Roman" fo:font-size="12pt" fo:letter-spacing="normal" fo:font-style="normal" fo:font-weight="normal"/>
    </style:style>
    <style:style style:name="T1" style:family="text">
      <style:text-properties fo:font-weight="normal"/>
    </style:style>
    <style:style style:name="T2" style:family="text">
      <style:text-properties fo:font-variant="normal" fo:text-transform="none" fo:color="#000000" fo:font-size="12pt" fo:letter-spacing="normal" fo:font-style="normal"/>
    </style:style>
    <style:style style:name="T3" style:family="text">
      <style:text-properties fo:font-variant="normal" fo:text-transform="none" fo:color="#000000" fo:font-size="12pt" fo:letter-spacing="normal" fo:font-style="normal" fo:background-color="#e6ecf9"/>
    </style:style>
    <style:style style:name="T4" style:family="text">
      <style:text-properties style:font-name="Times New Roman" fo:font-weight="normal"/>
    </style:style>
    <style:style style:name="T5" style:family="text">
      <style:text-properties fo:background-color="#e6ecf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Java a une vaste documentation et une grande communauté très active. En cas de problème, on peut le résoudre plus facilement en travaillant en Java qu'avec Kotlin qui reste jeune, et sa communauté de développeurs peu développée."</text:span></text:p>
      <text:p text:style-name="P3"><text:span text:style-name="T2"><text:tab/>Sauf si le développeur à appris initialement Kotlin et non pas Java, ce qui n'est, généralement pas le cas, p</text:span>asser de Java à Kotlin pour un développeur peut devenir un vraie défi et donc, passer beaucoup plus de temps pour réaliser son travail.</text:p>
      <text:p text:style-name="P3"/>
      <text:p text:style-name="P3"><text:tab/>De plus, s<text:span text:style-name="T2">i demain on perd un développeur, on pourra plus facilement en retrouver un si on programme en Java, que en Kotlin.</text:span></text:p>
      <text:p text:style-name="P8"/>
      <text:p text:style-name="P7"><text:span text:style-name="T2"><text:tab/>Après, rien n'emêche, que si on souhaite évoluer plus tard vers du Kotlin ce sera possible. Les deux langages</text:span><text:span text:style-name="T3"> sont totalement interopérables..</text:span><text:span text:style-name="T2">Ils sont tous deux compilés en bytecode et il est donc possible d'appeler du code Java à partir de Kotlin et inversement. </text:span></text:p>
      <text:p text:style-name="P1"/>
      <text:p text:style-name="P1"/>
      <text:p text:style-name="P3">Certe, même si <text:s/>certaines fonctionnalités sont meilleures dans Kotlin, pour d’autres, il est avantageux d’utiliser Java dans certains cas. Par exemple :</text:p>
      <text:p text:style-name="P3"/>
      <text:p text:style-name="Standard"><text:span text:style-name="T4">Si on estime que </text:span><text:span text:style-name="Emphasis"><text:span text:style-name="T4">les exceptions vérifiées</text:span></text:span><text:span text:style-name="T4"> encouragent </text:span><text:span text:style-name="Emphasis"><text:span text:style-name="T4">la récupération des erreurs</text:span></text:span><text:span text:style-name="T4"> et la création de code robuste, Java sera préférable, car Kotlin <text:s/>n’a aucune disposition pour </text:span><text:span text:style-name="Emphasis"><text:span text:style-name="T4">les exceptions vérifiées</text:span></text:span><text:span text:style-name="T4"> .</text:span></text:p>
      <text:p text:style-name="P2"><text:span text:style-name="T1"/></text:p>
      <text:p text:style-name="Standard"><text:span text:style-name="T4">Java a un </text:span><text:span text:style-name="Emphasis"><text:span text:style-name="T4">opérateur ternaire e</text:span></text:span><text:span text:style-name="T4">t Kotlin n'a aucune disposition pour </text:span><text:span text:style-name="Emphasis"><text:span text:style-name="T4">les membres statiques</text:span></text:span><text:span text:style-name="T4"> . <text:s/></text:span></text:p>
      <text:p text:style-name="P2"><text:span text:style-name="T1"/></text:p>
      <text:p text:style-name="Standard"><text:span text:style-name="T4">L</text:span><text:span text:style-name="Emphasis"><text:span text:style-name="T4">es champs non privés</text:span></text:span><text:span text:style-name="T4"> ou </text:span><text:span text:style-name="Emphasis"><text:span text:style-name="T4">publics</text:span></text:span><text:span text:style-name="T4"> de Java sont utiles dans les scénarios dans lesquels les </text:span><text:span text:style-name="Emphasis"><text:span text:style-name="T4">appelants</text:span></text:span><text:span text:style-name="T4"> d'un </text:span><text:span text:style-name="Emphasis"><text:span text:style-name="T4">objet</text:span></text:span><text:span text:style-name="T4"> doivent modifier leur représentation en conséquence. Cela signifie simplement que de tels </text:span><text:span text:style-name="Emphasis"><text:span text:style-name="T4">champs</text:span></text:span><text:span text:style-name="T4"> exposent la représentation d'un </text:span><text:span text:style-name="Emphasis"><text:span text:style-name="T4">objet</text:span></text:span><text:span text:style-name="T4"> aux </text:span><text:span text:style-name="Emphasis"><text:span text:style-name="T4">appelants</text:span></text:span><text:span text:style-name="T4"> . Kotlin n'a pas de </text:span><text:span text:style-name="Emphasis"><text:span text:style-name="T4">champs non privés</text:span></text:span><text:span text:style-name="T4">.</text:span></text:p>
      <text:p text:style-name="P2"><text:span text:style-name="T1"/></text:p>
      <text:p text:style-name="P3">Les <text:span text:style-name="Emphasis">conversions avec élargissement implicite</text:span> des nombres en Kotlin ne sont pas prises en charge. Ainsi, <text:span text:style-name="Emphasis">les types plus petits</text:span> ne peuvent pas être convertis en <text:span text:style-name="Emphasis">types plus grands</text:span> . Alors que Java prend en charge les <text:span text:style-name="Emphasis">conversions implicites</text:span> , Kotlin doit effectuer une conversion explicite afin de réaliser la conversion. </text:p>
      <text:p text:style-name="P3"/>
      <text:p text:style-name="P6">Pour l'instant, tout le SDK d'Android est écrit e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Whitney" svg:font-family="Whitney, 'Helvetica Neue', Helvetica, Arial, sans-serif"/>
    <style:font-face style:name="inherit" svg:font-family="inheri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im Caniia</meta:initial-creator>
    <meta:creation-date>2019-11-21T09:27:14.34</meta:creation-date>
    <dc:date>2019-12-04T15:10:15.02</dc:date>
    <dc:creator>Uim Caniia</dc:creator>
    <meta:editing-duration>PT2H38M53S</meta:editing-duration>
    <meta:editing-cycles>4</meta:editing-cycles>
    <meta:generator>OpenOffice/4.1.5$Win32 OpenOffice.org_project/415m1$Build-9789</meta:generator>
    <meta:document-statistic meta:table-count="0" meta:image-count="0" meta:object-count="0" meta:page-count="1" meta:paragraph-count="10" meta:word-count="322" meta:character-count="1982"/>
  </office:meta>
</office:document-meta>
</file>